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9db26"/>
    </style:style>
    <style:style style:name="P3" style:family="paragraph" style:parent-style-name="Text_20_body">
      <style:text-properties officeooo:rsid="0009db26" officeooo:paragraph-rsid="0009db26"/>
    </style:style>
    <style:style style:name="T1" style:family="text">
      <style:text-properties officeooo:rsid="0009db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JERCICIO 1</text:span></text:p>
      <text:p text:style-name="Text_20_body">Salida: No, yo pac. Vos zacata pac. Yo pac.</text:p>
      <text:p text:style-name="Text_20_body"><text:span text:style-name="Strong_20_Emphasis">EJERCICIO 2</text:span></text:p>
      <text:p text:style-name="Text_20_body">Primera sentencia ejecutada: sipo("traqueteo", 13);</text:p>
      <text:p text:style-name="Text_20_body">Orden de ejecución de las sentencias:</text:p>
      <text:list text:style-name="L1">
        <text:list-item>
          <text:p text:style-name="P1">sipo("traqueteo", 13);</text:p>
        </text:list-item>
        <text:list-item>
          <text:p text:style-name="P1">System.out.println("ik");</text:p>
        </text:list-item>
        <text:list-item>
          <text:p text:style-name="P1">desconcertar("traqueteo");</text:p>
        </text:list-item>
        <text:list-item>
          <text:p text:style-name="P1">System.out.println("traqueteo");</text:p>
        </text:list-item>
        <text:list-item>
          <text:p text:style-name="P1">sipo("ping", -5);</text:p>
        </text:list-item>
        <text:list-item>
          <text:p text:style-name="P1">System.out.println("ping sup");</text:p>
        </text:list-item>
        <text:list-item>
          <text:p text:style-name="P1">System.out.println("muaa-ja-ja-ja");</text:p>
        </text:list-item>
      </text:list>
      <text:p text:style-name="Text_20_body"><text:span text:style-name="Strong_20_Emphasis">EJERCICIO 3</text:span></text:p>
      <text:p text:style-name="Text_20_body">Código para Multsuma.java: </text:p>
      <text:p text:style-name="Text_20_body">public class Multsuma {</text:p>
      <text:p text:style-name="Text_20_body"><text:s text:c="4"/>public static void multsuma(double a, double b, double c) {</text:p>
      <text:p text:style-name="Text_20_body"><text:s text:c="8"/>double resultado = a * b + c;</text:p>
      <text:p text:style-name="Text_20_body"><text:s text:c="8"/>System.out.println("Resultado: " + resultado);</text:p>
      <text:p text:style-name="Text_20_body"><text:s text:c="4"/>}</text:p>
      <text:p text:style-name="Text_20_body"/>
      <text:p text:style-name="Text_20_body"><text:s text:c="4"/>public static void main(String[] args) {</text:p>
      <text:p text:style-name="Text_20_body"><text:s text:c="8"/>multsuma(1.0, 2.0, 3.0); <text:s/>// Imprime "Resultado: 5.0"</text:p>
      <text:p text:style-name="Text_20_body"><text:s text:c="4"/>}</text:p>
      <text:p text:style-name="Text_20_body">}</text:p>
      <text:p text:style-name="Text_20_body"/>
      <text:p text:style-name="Text_20_body"><text:span text:style-name="Strong_20_Emphasis">EJERCICIO 5</text:span></text:p>
      <text:p text:style-name="P2">Clase <text:span text:style-name="T1">Contador</text:span> co<text:span text:style-name="T1">n while</text:span>:</text:p>
      <text:p text:style-name="P2"/>
      <text:p text:style-name="P2">public class Contador {</text:p>
      <text:p text:style-name="P2"><text:s text:c="4"/>private final int MAX_CONT = 50;</text:p>
      <text:p text:style-name="P2"><text:s text:c="4"/>private int incremento = 1;</text:p>
      <text:p text:style-name="P2"><text:s text:c="4"/>private int contador = 1;</text:p>
      <text:p text:style-name="P2"><text:soft-page-break/></text:p>
      <text:p text:style-name="P2"><text:s text:c="4"/>public void mostrarContador() {</text:p>
      <text:p text:style-name="P2"><text:s text:c="8"/>while (contador &lt;= MAX_CONT) {</text:p>
      <text:p text:style-name="P2"><text:s text:c="12"/>System.out.println("Contador: " + contador);</text:p>
      <text:p text:style-name="P2"><text:s text:c="12"/>contador += incremento;</text:p>
      <text:p text:style-name="P2"><text:s text:c="8"/>}</text:p>
      <text:p text:style-name="P2"><text:s text:c="4"/>}</text:p>
      <text:p text:style-name="P2">}</text:p>
      <text:p text:style-name="P3">con do while:<text:line-break/>public void mostrarContadorDoWhile() {</text:p>
      <text:p text:style-name="P3"><text:s text:c="4"/>do {</text:p>
      <text:p text:style-name="P3"><text:s text:c="8"/>System.out.println("Contador: " + contador);</text:p>
      <text:p text:style-name="P3"><text:s text:c="8"/>contador += incremento;</text:p>
      <text:p text:style-name="P3"><text:s text:c="4"/>} while (contador &lt;= MAX_CONT);</text:p>
      <text:p text:style-name="P3">}</text:p>
      <text:p text:style-name="P3">for:</text:p>
      <text:p text:style-name="P3">public void mostrarContadorFor() {</text:p>
      <text:p text:style-name="P3"><text:s text:c="4"/>for (contador = 1; contador &lt;= MAX_CONT; contador += incremento) {</text:p>
      <text:p text:style-name="P3"><text:s text:c="8"/>System.out.println("Contador: " + contador);</text:p>
      <text:p text:style-name="P3"><text:s text:c="4"/>}</text:p>
      <text:p text:style-name="P3">}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1-26T20:43:42.290757653</dc:date>
    <meta:editing-duration>PT8M10S</meta:editing-duration>
    <meta:editing-cycles>1</meta:editing-cycles>
    <meta:document-statistic meta:table-count="0" meta:image-count="0" meta:object-count="0" meta:page-count="2" meta:paragraph-count="48" meta:word-count="177" meta:character-count="1366" meta:non-whitespace-character-count="1102"/>
  </office:meta>
</office:document-meta>
</file>